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Iterations" style:family="table">
      <style:table-properties style:width="4.375in" fo:margin-left="0.7708in" table:align="left" style:writing-mode="lr-tb"/>
    </style:style>
    <style:style style:name="Iterations.A" style:family="table-column">
      <style:table-column-properties style:column-width="0.5in"/>
    </style:style>
    <style:style style:name="Iterations.B" style:family="table-column">
      <style:table-column-properties style:column-width="0.8958in"/>
    </style:style>
    <style:style style:name="Iterations.D" style:family="table-column">
      <style:table-column-properties style:column-width="0.9792in"/>
    </style:style>
    <style:style style:name="Iterations.F" style:family="table-column">
      <style:table-column-properties style:column-width="1in"/>
    </style:style>
    <style:style style:name="Iterations.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Iterations.F1" style:family="table-cell">
      <style:table-cell-properties fo:background-color="#cccccc" fo:padding="0.0201in" fo:border="0.05pt solid #000000" style:writing-mode="page">
        <style:background-image/>
      </style:table-cell-properties>
    </style:style>
    <style:style style:name="Iterations.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Iterations.F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end" style:justify-single-word="false"/>
      <style:text-properties fo:font-size="8pt" fo:font-style="italic" officeooo:rsid="0017e4ad" officeooo:paragraph-rsid="0017e4ad" style:font-size-asian="8pt" style:font-style-asian="italic" style:font-size-complex="8pt" style:font-style-complex="italic"/>
    </style:style>
    <style:style style:name="P2" style:family="paragraph" style:parent-style-name="Heading_20_2">
      <style:paragraph-properties fo:text-align="justify" style:justify-single-word="false"/>
    </style:style>
    <style:style style:name="P3" style:family="paragraph" style:parent-style-name="Standard">
      <style:paragraph-properties fo:margin-top="0in" fo:margin-bottom="0in" style:contextual-spacing="false" fo:line-height="100%" fo:text-align="justify" style:justify-single-word="false"/>
      <style:text-properties fo:font-size="10pt" style:font-size-asian="10pt" style:font-size-complex="10pt"/>
    </style:style>
    <style:style style:name="P4" style:family="paragraph" style:parent-style-name="Standard">
      <style:paragraph-properties fo:margin-left="0.5in" fo:margin-top="0in" fo:margin-bottom="0in" style:contextual-spacing="false" fo:line-height="100%" fo:text-align="justify" style:justify-single-word="false" fo:text-indent="0in" style:auto-text-indent="false"/>
      <style:text-properties fo:font-size="10pt" style:font-size-asian="10pt" style:font-size-complex="10pt"/>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Table_20_Contents">
      <style:paragraph-properties fo:margin-top="0in" fo:margin-bottom="0in" style:contextual-spacing="false" fo:line-height="100%" fo:text-align="center" style:justify-single-word="false"/>
      <style:text-properties fo:font-size="10pt" officeooo:rsid="0008a0f6" officeooo:paragraph-rsid="0008a0f6" style:font-size-asian="10pt" style:font-size-complex="10pt"/>
    </style:style>
    <style:style style:name="P7" style:family="paragraph" style:parent-style-name="Standard">
      <style:paragraph-properties fo:text-align="end" style:justify-single-word="false"/>
      <style:text-properties fo:font-size="10pt" officeooo:rsid="00182762" officeooo:paragraph-rsid="00182762" style:font-size-asian="10pt" style:font-size-complex="10pt"/>
    </style:style>
    <style:style style:name="P8" style:family="paragraph" style:parent-style-name="Table_20_Contents">
      <style:paragraph-properties fo:margin-top="0in" fo:margin-bottom="0in" style:contextual-spacing="false" fo:line-height="100%" fo:text-align="center" style:justify-single-word="false"/>
      <style:text-properties fo:color="#000000" loext:opacity="100%" fo:font-size="10pt" fo:font-weight="bold" officeooo:rsid="0008a0f6" officeooo:paragraph-rsid="0008a0f6" style:font-size-asian="10pt" style:font-weight-asian="bold" style:font-size-complex="10pt" style:font-weight-complex="bold"/>
    </style:style>
    <style:style style:name="P9" style:family="paragraph" style:parent-style-name="Table_20_Contents">
      <style:paragraph-properties fo:margin-top="0in" fo:margin-bottom="0in" style:contextual-spacing="false" fo:line-height="100%" fo:text-align="center" style:justify-single-word="false"/>
      <style:text-properties fo:color="#ff0000" loext:opacity="100%" fo:font-size="10pt" fo:font-weight="bold" officeooo:rsid="0008a0f6" officeooo:paragraph-rsid="0008a0f6" style:font-size-asian="10pt" style:font-weight-asian="bold" style:font-size-complex="10pt" style:font-weight-complex="bold"/>
    </style:style>
    <style:style style:name="P10" style:family="paragraph" style:parent-style-name="Table_20_Contents">
      <style:paragraph-properties fo:margin-top="0in" fo:margin-bottom="0in" style:contextual-spacing="false" fo:line-height="100%" fo:text-align="center" style:justify-single-word="false"/>
      <style:text-properties fo:color="#ff0000" loext:opacity="100%" fo:font-size="10pt" officeooo:rsid="0008a0f6" officeooo:paragraph-rsid="0008a0f6" style:font-size-asian="10pt" style:font-size-complex="10pt"/>
    </style:style>
    <style:style style:name="P11" style:family="paragraph" style:parent-style-name="Table_20_Contents">
      <style:paragraph-properties fo:margin-top="0in" fo:margin-bottom="0in" style:contextual-spacing="false" fo:line-height="100%" fo:text-align="center" style:justify-single-word="false"/>
      <style:text-properties fo:color="#ff0000" loext:opacity="100%" fo:font-size="10pt" style:font-size-asian="10pt" style:font-size-complex="10pt"/>
    </style:style>
    <style:style style:name="P12" style:family="paragraph" style:parent-style-name="Table_20_Contents">
      <style:paragraph-properties fo:margin-top="0in" fo:margin-bottom="0in" style:contextual-spacing="false" fo:line-height="100%" fo:text-align="center" style:justify-single-word="false"/>
      <style:text-properties fo:color="#ff0000" loext:opacity="100%" fo:font-size="10pt" officeooo:rsid="0008a0f6" officeooo:paragraph-rsid="0008a0f6" fo:background-color="#ffff00" style:font-size-asian="10pt" style:font-size-complex="10pt"/>
    </style:style>
    <style:style style:name="P13" style:family="paragraph" style:parent-style-name="Footer">
      <style:paragraph-properties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P14" style:family="paragraph" style:parent-style-name="Footer">
      <style:paragraph-properties fo:margin-left="0.5in"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P15" style:family="paragraph" style:parent-style-name="Footer">
      <style:paragraph-properties fo:margin-top="0in" fo:margin-bottom="0in" style:contextual-spacing="false" fo:text-align="end"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T1" style:family="text">
      <style:text-properties style:font-name="DejaVu Sans"/>
    </style:style>
    <style:style style:name="T2" style:family="text">
      <style:text-properties style:font-name="Arial" fo:font-size="8pt" style:font-size-asian="8pt" style:font-name-complex="Arial1" style:font-size-complex="8pt"/>
    </style:style>
    <style:style style:name="T3" style:family="text">
      <style:text-properties style:font-name="Arial" fo:font-size="8pt" officeooo:rsid="0015e9d4" style:font-size-asian="8pt" style:font-name-complex="Arial1" style:font-size-complex="8pt"/>
    </style:style>
    <style:style style:name="T4" style:family="text">
      <style:text-properties style:font-name="Times New Roman" fo:font-size="8pt" style:font-size-asian="8pt" style:font-name-complex="Times New Roman1"/>
    </style:style>
    <style:style style:name="T5" style:family="text">
      <style:text-properties officeooo:rsid="0008a0f6"/>
    </style:style>
    <style:style style:name="T6" style:family="text">
      <style:text-properties fo:font-weight="bold" style:font-weight-asian="bold" style:font-weight-complex="bold"/>
    </style:style>
    <style:style style:name="T7" style:family="text">
      <style:text-properties officeooo:rsid="0009b3d4"/>
    </style:style>
    <style:style style:name="T8" style:family="text">
      <style:text-properties fo:font-style="italic" style:font-style-asian="italic" style:font-style-complex="italic"/>
    </style:style>
    <style:style style:name="T9" style:family="text">
      <style:text-properties officeooo:rsid="000a4746"/>
    </style:style>
    <style:style style:name="T10" style:family="text">
      <style:text-properties officeooo:rsid="000d2370"/>
    </style:style>
    <style:style style:name="T11" style:family="text">
      <style:text-properties officeooo:rsid="0011ffb0"/>
    </style:style>
    <style:style style:name="T12" style:family="text">
      <style:text-properties officeooo:rsid="001595aa"/>
    </style:style>
    <style:style style:name="T13" style:family="text">
      <style:text-properties officeooo:rsid="001649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Quantum Computers compromise <text:span text:style-name="T9">a</text:span>symmetric key cryptography because it essentially depends on two large prime number factors forming a large number, with one factor each <text:span text:style-name="T9">used to compute</text:span> the private key and the public key. If an attacker can factorize the large number, they then have the keys.</text:p>
      <text:p text:style-name="P5">Peter Shor’s algorithm for quantum factorization transforms the factorization problem into a problem of finding the period of a function. Then Quantum Computers are orders of magnitude better at this period finding problem than classical computers.</text:p>
      <text:h text:style-name="P2" text:outline-level="2">So, what is Shor’s algorithm?</text:h>
      <text:p text:style-name="P5">Shor's algorithm reduces “the factorization of N” problem into <text:span text:style-name="T10">one </text:span>of “finding the period P of the function f(x)=R^x mod N, where R is a random number less than N which is not already a factor of N”.</text:p>
      <text:h text:style-name="Heading_20_4" text:outline-level="4">Example, factorizing 30 using Shor’s Algorithm</text:h>
      <text:p text:style-name="P3"><text:span text:style-name="T6">Step 1:</text:span> pick a random number less than 30. Say 7</text:p>
      <text:p text:style-name="P3"><text:span text:style-name="T6">Step 2: </text:span>verify it is not already a factor. GCD(7,30) is 1 or 30 mod 7 is 2 which is &gt; 0</text:p>
      <text:p text:style-name="P3"><text:span text:style-name="T6">Step 3: </text:span>define a function f(x) = 7^x mod 30</text:p>
      <table:table table:name="Iterations" table:style-name="Iterations">
        <table:table-column table:style-name="Iterations.A"/>
        <table:table-column table:style-name="Iterations.B"/>
        <table:table-column table:style-name="Iterations.A"/>
        <table:table-column table:style-name="Iterations.D"/>
        <table:table-column table:style-name="Iterations.A"/>
        <table:table-column table:style-name="Iterations.F"/>
        <table:table-row>
          <table:table-cell table:style-name="Iterations.A1" office:value-type="string">
            <text:p text:style-name="P8">X</text:p>
          </table:table-cell>
          <table:table-cell table:style-name="Iterations.A1" office:value-type="string">
            <text:p text:style-name="P9">F(X)</text:p>
          </table:table-cell>
          <table:table-cell table:style-name="Iterations.A1" office:value-type="string">
            <text:p text:style-name="P8">X</text:p>
          </table:table-cell>
          <table:table-cell table:style-name="Iterations.A1" office:value-type="string">
            <text:p text:style-name="P9">F(X)</text:p>
          </table:table-cell>
          <table:table-cell table:style-name="Iterations.A1" office:value-type="string">
            <text:p text:style-name="P8">X</text:p>
          </table:table-cell>
          <table:table-cell table:style-name="Iterations.F1" office:value-type="string">
            <text:p text:style-name="P9">F(X)</text:p>
          </table:table-cell>
        </table:table-row>
        <table:table-row>
          <table:table-cell table:style-name="Iterations.A2" office:value-type="string">
            <text:p text:style-name="P6">1</text:p>
          </table:table-cell>
          <table:table-cell table:style-name="Iterations.A2" office:value-type="string">
            <text:p text:style-name="P12">7</text:p>
          </table:table-cell>
          <table:table-cell table:style-name="Iterations.A2" office:value-type="string">
            <text:p text:style-name="P6">2</text:p>
          </table:table-cell>
          <table:table-cell table:style-name="Iterations.A2" office:value-type="string">
            <text:p text:style-name="P10">19</text:p>
          </table:table-cell>
          <table:table-cell table:style-name="Iterations.A2" office:value-type="string">
            <text:p text:style-name="P6">3</text:p>
          </table:table-cell>
          <table:table-cell table:style-name="Iterations.F2" office:value-type="string">
            <text:p text:style-name="P10">13</text:p>
          </table:table-cell>
        </table:table-row>
        <table:table-row>
          <table:table-cell table:style-name="Iterations.A2" office:value-type="string">
            <text:p text:style-name="P6">4</text:p>
          </table:table-cell>
          <table:table-cell table:style-name="Iterations.A2" office:value-type="string">
            <text:p text:style-name="P10">1</text:p>
          </table:table-cell>
          <table:table-cell table:style-name="Iterations.A2" office:value-type="string">
            <text:p text:style-name="P6">5</text:p>
          </table:table-cell>
          <table:table-cell table:style-name="Iterations.A2" office:value-type="string">
            <text:p text:style-name="P12">7</text:p>
          </table:table-cell>
          <table:table-cell table:style-name="Iterations.A2" office:value-type="string">
            <text:p text:style-name="P6">6</text:p>
          </table:table-cell>
          <table:table-cell table:style-name="Iterations.F2" office:value-type="string">
            <text:p text:style-name="P10">19</text:p>
          </table:table-cell>
        </table:table-row>
        <table:table-row>
          <table:table-cell table:style-name="Iterations.A2" office:value-type="string">
            <text:p text:style-name="P6">7</text:p>
          </table:table-cell>
          <table:table-cell table:style-name="Iterations.A2" office:value-type="string">
            <text:p text:style-name="P10">13</text:p>
          </table:table-cell>
          <table:table-cell table:style-name="Iterations.A2" office:value-type="string">
            <text:p text:style-name="P6">8</text:p>
          </table:table-cell>
          <table:table-cell table:style-name="Iterations.A2" office:value-type="string">
            <text:p text:style-name="P10">1</text:p>
          </table:table-cell>
          <table:table-cell table:style-name="Iterations.F2" table:number-columns-spanned="2" office:value-type="string">
            <text:p text:style-name="P11">.. <text:span text:style-name="T5">and so on</text:span></text:p>
          </table:table-cell>
          <table:covered-table-cell/>
        </table:table-row>
      </table:table>
      <text:p text:style-name="P3"><text:tab/><text:tab/>As we can see, period is 4.</text:p>
      <text:p text:style-name="P3"><text:span text:style-name="T6">Step 4: </text:span>factors are <text:span text:style-name="T6">GCD(R^(P/2)+1, N) </text:span>and <text:span text:style-name="T6">GCD(R^(P/2)-1, N)</text:span></text:p>
      <text:p text:style-name="P4">7^(4/2) = 49. Plus 1 = 5<text:span text:style-name="T7">0</text:span> and Minus 1 = 48</text:p>
      <text:p text:style-name="P4">GCD(48,30)=6 <text:span text:style-name="T8">(Greatest Common Divisor)</text:span></text:p>
      <text:p text:style-name="P4">GCD(50,30)=10</text:p>
      <text:p text:style-name="P4">So, the <text:span text:style-name="T6">factors are 6 and 10</text:span>.</text:p>
      <text:p text:style-name="P4">We can now do this <text:span text:style-name="T9">iteratively</text:span> to find prime factors.</text:p>
      <text:h text:style-name="P2" text:outline-level="2">Why are Quantum Computers better at finding period?</text:h>
      <text:p text:style-name="P5">In very simplified and not necessarily most accurate terms, we can explain this something like: A Quantum Bit or Qubit is a superposition state – it simultaneously holds all values b/w 0 and 1. So if x is represented in Qubits, then doing f(x) on this set of qubits representing x gives us all the values of f(x) at the same time. Doing a <text:span text:style-name="T11">Q</text:span>uantum <text:span text:style-name="T11">Fourier T</text:span>ransform <text:span text:style-name="T11">(QFT)</text:span> on this results in a probability wavefunction that has an interference pattern w<text:span text:style-name="T13">hose peaks reveal </text:span>the period of f(x). So step 3 is super easy with a Quantum Computer but super hard with a classical computer.</text:p>
      <text:h text:style-name="P2" text:outline-level="2">Is Cryptography really at risk?</text:h>
      <text:p text:style-name="P5">Current quantum computers have on the order of 100–1,000 noisy qubits, with coherence times measured in microseconds <text:span text:style-name="T12">to milliseconds</text:span>. In contrast, breaking RSA-2048 encryption is estimated to require millions of error-corrected qubits that can maintain coherence for many hours while running Shor’s algorithm. So while quantum computers theoretically threaten RSA, in practice we are many technological breakthroughs away from such capability.</text:p>
      <text:p text:style-name="P7"><text:span text:style-name="T8">Source: </text:span><text:a xlink:type="simple" xlink:href="https://github.com/mattvarghese/quantum-computing" text:style-name="Internet_20_link" text:visited-style-name="Visited_20_Internet_20_Link"><text:span text:style-name="T8">https://github.com/mattvarghese/quantum-computing</text:span></text:a><text:span text:style-name="T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6.4347in" style:rel-width="99%" fo:margin-left="0in" fo:margin-top="0in" fo:margin-bottom="0in" table:align="left" style:writing-mode="lr-tb"/>
    </style:style>
    <style:style style:name="Table1.A" style:family="table-column">
      <style:table-column-properties style:column-width="2.416in" style:rel-column-width="24608*"/>
    </style:style>
    <style:style style:name="Table1.B" style:family="table-column">
      <style:table-column-properties style:column-width="1.6708in" style:rel-column-width="17019*"/>
    </style:style>
    <style:style style:name="Table1.C" style:family="table-column">
      <style:table-column-properties style:column-width="2.3472in" style:rel-column-width="23908*"/>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text-align="end" style:justify-single-word="false"/>
      <style:text-properties fo:font-size="8pt" fo:font-style="italic" officeooo:rsid="0017e4ad" officeooo:paragraph-rsid="0017e4ad" style:font-size-asian="8pt" style:font-style-asian="italic" style:font-size-complex="8pt" style:font-style-complex="italic"/>
    </style:style>
    <style:style style:name="MP2" style:family="paragraph" style:parent-style-name="Footer">
      <style:paragraph-properties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MP3" style:family="paragraph" style:parent-style-name="Footer">
      <style:paragraph-properties fo:margin-left="0.5in"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MP4" style:family="paragraph" style:parent-style-name="Footer">
      <style:paragraph-properties fo:margin-top="0in" fo:margin-bottom="0in" style:contextual-spacing="false" fo:text-align="end"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MT1" style:family="text">
      <style:text-properties style:font-name="DejaVu Sans"/>
    </style:style>
    <style:style style:name="MT2" style:family="text">
      <style:text-properties style:font-name="Arial" fo:font-size="8pt" style:font-size-asian="8pt" style:font-name-complex="Arial1" style:font-size-complex="8pt"/>
    </style:style>
    <style:style style:name="MT3" style:family="text">
      <style:text-properties style:font-name="Times New Roman" fo:font-size="8pt" style:font-size-asian="8pt" style:font-name-complex="Times New Roman1"/>
    </style:style>
    <style:style style:name="MT4" style:family="text">
      <style:text-properties style:font-name="Arial" fo:font-size="8pt" officeooo:rsid="0015e9d4" style:font-size-asian="8pt" style:font-name-complex="Arial1" style:font-size-complex="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pyright <text:span text:style-name="MT1">©</text:span> Matt (Varghese Mathew) - ALL rights reserved</text:p>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 loext:marker-style-name="MT2"><text:span text:style-name="MT2">Matt | Varghese Mathew</text:span><text:span text:style-name="MT2"/></text:p>
            </table:table-cell>
            <table:table-cell table:style-name="Table1.A1" office:value-type="string">
              <text:p text:style-name="MP3" loext:marker-style-name="MT3"><text:span text:style-name="MT3">- Page </text:span><text:span text:style-name="MT3"><text:page-number text:select-page="current">1</text:page-number></text:span><text:span text:style-name="MT3"><text:s/>of 1 -</text:span></text:p>
            </table:table-cell>
            <table:table-cell table:style-name="Table1.A1" office:value-type="string">
              <text:p text:style-name="MP4" loext:marker-style-name="MT2"><text:span text:style-name="MT2">December 1</text:span><text:span text:style-name="MT4">4</text:span><text:span text:style-name="MT2">, 202</text:span><text:span text:style-name="MT4">5</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rghese Mathew</meta:initial-creator>
    <meta:editing-cycles>18</meta:editing-cycles>
    <meta:creation-date>2025-12-14T17:42:00</meta:creation-date>
    <dc:date>2025-12-14T12:34:46.026390839</dc:date>
    <meta:editing-duration>PT31M53S</meta:editing-duration>
    <meta:generator>LibreOffice/24.2.7.2$Linux_X86_64 LibreOffice_project/420$Build-2</meta:generator>
    <meta:document-statistic meta:table-count="2" meta:image-count="0" meta:object-count="0" meta:page-count="1" meta:paragraph-count="47" meta:word-count="453" meta:character-count="2571" meta:non-whitespace-character-count="2162"/>
    <meta:user-defined meta:name="AppVersion">16.0000</meta:user-defined>
    <meta:user-defined meta:name="Company">Epic</meta:user-defined>
    <meta:template xlink:type="simple" xlink:actuate="onRequest" xlink:title="Normal.dotm" xlink:href=""/>
  </office:meta>
</office:document-meta>
</file>